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1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70d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8ad6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18b1e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8pt" fo:letter-spacing="-0.012cm" fo:font-style="italic" fo:text-shadow="none" style:text-underline-style="none" fo:font-weight="bold" officeooo:rsid="0008a20a" officeooo:paragraph-rsid="0018b1e6" fo:background-color="#fff200" style:font-size-asian="8pt" style:font-style-asian="italic" style:font-weight-asian="bold" style:font-name-complex="Lucida Sans1" style:font-size-complex="8pt" style:font-style-complex="italic" style:font-weight-complex="bold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normal" officeooo:paragraph-rsid="0018b1e6" style:font-size-asian="7pt" style:font-style-asian="italic" style:font-weight-asian="normal" style:font-name-complex="Lucida Sans1" style:font-size-complex="7pt" style:font-style-complex="italic" style:font-weight-complex="normal" style:text-overline-style="none" style:text-overline-color="font-color"/>
    </style:style>
    <style:style style:name="P19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bold" officeooo:rsid="003c49d0" officeooo:paragraph-rsid="0018b1e6" style:font-size-asian="7pt" style:font-style-asian="italic" style:font-weight-asian="bold" style:font-name-complex="Lucida Sans1" style:font-size-complex="7pt" style:font-style-complex="italic" style:font-weight-complex="bold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style:font-name="Carlito" fo:font-weight="bold" officeooo:rsid="000c1c04" style:font-weight-asian="bold" style:font-weight-complex="bold"/>
    </style:style>
    <style:style style:name="T6" style:family="text">
      <style:text-properties style:font-name="Carlito" fo:font-weight="bold" officeooo:rsid="0018b1e6" style:font-weight-asian="bold" style:font-weight-complex="bold"/>
    </style:style>
    <style:style style:name="T7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7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2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8"><text:placeholder text:placeholder-type="text">&lt;company.partner_id.city&gt;</text:placeholder></text:p>
          </table:table-cell>
          <table:table-cell table:style-name="Tabella1.B3" office:value-type="string">
            <text:p text:style-name="P18"><text:placeholder text:placeholder-type="text">&lt;company.partner_id.stree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4">Sede Legale: Città</text:p>
          </table:table-cell>
          <table:table-cell table:style-name="Tabella1.B3" office:value-type="string">
            <text:p text:style-name="P4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9"><text:placeholder text:placeholder-type="text">&lt;company.partner_id.vat&gt;</text:placeholder></text:p>
          </table:table-cell>
          <table:table-cell table:style-name="Tabella1.B3" office:value-type="string">
            <text:p text:style-name="P19"><text:placeholder text:placeholder-type="text">&lt;company.partner_id.va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5">Sig.</text:p>
          </table:table-cell>
          <table:table-cell table:style-name="Tabella1.C1" office:value-type="string">
            <text:p text:style-name="P13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4">Partita IVA</text:p>
          </table:table-cell>
          <table:table-cell table:style-name="Tabella1.B6" office:value-type="string">
            <text:p text:style-name="P4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5">Mese</text:p>
          </table:table-cell>
          <table:table-cell table:style-name="Tabella1.C1" office:value-type="string">
            <text:p text:style-name="P13"><text:placeholder text:placeholder-type="text">&lt;formatLang(o.date,date=True)&gt;</text:placeholder></text:p>
          </table:table-cell>
        </table:table-row>
      </table:table>
      <text:p text:style-name="Standard"/>
      <text:p text:style-name="P10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6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6"><text:placeholder text:placeholder-type="text">&lt;for each="line in o.line_ids"&gt;</text:placeholder></text:p>
            <text:p text:style-name="P15">Itinerario previsto: <text:span text:style-name="T2"><text:placeholder text:placeholder-type="text">&lt;line.name or ''&gt;</text:placeholder></text:span></text:p>
            <text:p text:style-name="P16"><text:placeholder text:placeholder-type="text">&lt;/for&gt;</text:placeholder></text:p>
            <text:p text:style-name="P15">Perugia, <text:span text:style-name="T1"><text:placeholder text:placeholder-type="text">&lt;formatLang(o.date,date=True)&gt;</text:placeholder></text:span></text:p>
            <text:p text:style-name="P7"/>
          </table:table-cell>
        </table:table-row>
      </table:table>
      <text:p text:style-name="P11"/>
      <text:p text:style-name="P10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8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6"><text:placeholder text:placeholder-type="text">&lt;for each="line in o.line_ids"&gt;</text:placeholder></text:p>
            <text:p text:style-name="P14">Km previsti: <text:span text:style-name="T3"><text:placeholder text:placeholder-type="text">&lt;line.unit_quantity or ''&gt;</text:placeholder></text:span><text:s/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7">= </text:span><text:span text:style-name="T5"><text:placeholder text:placeholder-type="text">&lt;line.total_amount or ''&gt;</text:placeholder></text:span><text:span text:style-name="T5"><text:s/></text:span><text:span text:style-name="T6">€</text:span></text:p>
            <text:p text:style-name="P9"/>
            <text:p text:style-name="P14">Perugia, <text:placeholder text:placeholder-type="text">&lt;formatLang(o.date,date=True)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6:18:16.105000000</dc:date>
    <meta:editing-duration>PT26M58S</meta:editing-duration>
    <meta:editing-cycles>11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8" meta:word-count="111" meta:character-count="924" meta:non-whitespace-character-count="840"/>
  </office:meta>
</office:document-meta>
</file>